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6069in" fo:margin-left="-0.0785in" table:align="left" style:writing-mode="lr-tb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07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 style:list-style-name="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style style:name="P7" style:family="paragraph" style:parent-style-name="Standard">
      <style:paragraph-properties fo:margin-left="0in" fo:margin-right="0.25in" fo:text-indent="0in" style:auto-text-indent="false"/>
    </style:style>
    <style:style style:name="P8" style:family="paragraph" style:parent-style-name="Text_20_body" style:list-style-name="WW8Num4"/>
    <style:style style:name="P9" style:family="paragraph" style:parent-style-name="Text_20_body" style:list-style-name="WW8Num3"/>
    <style:style style:name="P10" style:family="paragraph" style:parent-style-name="Text_20_body" style:list-style-name="WW8Num5"/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Heading_20_1" style:list-style-name="WW8Num2"/>
    <style:style style:name="P14" style:family="paragraph" style:parent-style-name="Heading_20_1" style:list-style-name="WW8Num2">
      <style:paragraph-properties fo:orphans="2" fo:widows="2"/>
    </style:style>
    <style:style style:name="P15" style:family="paragraph" style:parent-style-name="Heading_20_2">
      <style:paragraph-properties fo:orphans="2" fo:widows="2"/>
    </style:style>
    <style:style style:name="P16" style:family="paragraph" style:parent-style-name="Title">
      <style:paragraph-properties fo:text-align="end" style:justify-single-word="false"/>
    </style:style>
    <style:style style:name="P17" style:family="paragraph" style:parent-style-name="Title">
      <style:paragraph-properties fo:text-align="end" style:justify-single-word="false"/>
      <style:text-properties fo:font-size="14pt" style:font-size-asian="14pt"/>
    </style:style>
    <style:style style:name="P18" style:family="paragraph" style:parent-style-name="Title">
      <style:paragraph-properties fo:break-before="page"/>
    </style:style>
    <style:style style:name="P19" style:family="paragraph" style:parent-style-name="Title" style:master-page-name="Standard">
      <style:paragraph-properties fo:text-align="end" style:justify-single-word="false" style:page-number="auto"/>
    </style:style>
    <style:style style:name="P20" style:family="paragraph" style:parent-style-name="Title" style:master-page-name="Convert_20_1">
      <style:paragraph-properties style:page-number="auto"/>
    </style:style>
    <style:style style:name="P21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23" style:family="paragraph" style:parent-style-name="Tabletext">
      <style:paragraph-properties style:snap-to-layout-grid="false"/>
    </style:style>
    <style:style style:name="P24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T1" style:family="text"/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6">Use Case: Local Update</text:p>
      <text:p text:style-name="P16"/>
      <text:p text:style-name="P17">Version &lt;1.0&gt;</text:p>
      <text:p text:style-name="Standard"/>
      <text:p text:style-name="Text_20_body"/>
      <text:p text:style-name="Text_20_body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Date</text:p>
          </table:table-cell>
          <table:table-cell table:style-name="Table1.A1" office:value-type="string">
            <text:p text:style-name="P24">Version</text:p>
          </table:table-cell>
          <table:table-cell table:style-name="Table1.A1" office:value-type="string">
            <text:p text:style-name="P24">Description</text:p>
          </table:table-cell>
          <table:table-cell table:style-name="Table1.D1" office:value-type="string">
            <text:p text:style-name="P24">Author</text:p>
          </table:table-cell>
        </table:table-row>
        <table:table-row table:style-name="Table1.1">
          <table:table-cell table:style-name="Table1.A1" office:value-type="string">
            <text:p text:style-name="P23">04/08/11</text:p>
          </table:table-cell>
          <table:table-cell table:style-name="Table1.A1" office:value-type="string">
            <text:p text:style-name="P23">&lt;1.0&gt;</text:p>
          </table:table-cell>
          <table:table-cell table:style-name="Table1.A1" office:value-type="string">
            <text:p text:style-name="P23">&lt;original specification&gt;</text:p>
          </table:table-cell>
          <table:table-cell table:style-name="Table1.D1" office:value-type="string">
            <text:p text:style-name="P23">&lt;Jonathan Hays&gt;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D1" office:value-type="string">
            <text:p text:style-name="P23"/>
          </table:table-cell>
        </table:table-row>
      </table:table>
      <text:p text:style-name="Standard"/>
      <text:p text:style-name="P18">Table of Contents</text:p>
      <text:table-of-content text:style-name="Sect1" text:name="Table of Contents1">
        <text:table-of-content-source text:outline-level="9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  <text:index-source-styles text:outline-level="9">
            <text:index-source-style text:style-name="Heading_20_10"/>
          </text:index-source-styles>
        </text:table-of-content-source>
        <text:index-body>
          <text:p text:style-name="P21">1.Acquire GPS Information<text:tab/>4</text:p>
          <text:p text:style-name="P22">Brief Description<text:tab/>4</text:p>
          <text:p text:style-name="P22">Requirements Trace<text:tab/>4</text:p>
          <text:p text:style-name="P22">Involved Actors<text:tab/>4</text:p>
          <text:p text:style-name="P22">Preconditions<text:tab/>4</text:p>
          <text:p text:style-name="P22">Post conditions<text:tab/>4</text:p>
          <text:p text:style-name="P22">Invariants<text:tab/>4</text:p>
          <text:p text:style-name="P21">2.Flow of Events<text:tab/>4</text:p>
          <text:p text:style-name="P22">Basic Flow <text:tab/>4</text:p>
          <text:p text:style-name="P21">3.Extension Points<text:tab/>4</text:p>
          <text:p text:style-name="P21">4.Scenarios<text:tab/>4</text:p>
          <text:p text:style-name="P22">Happy Day<text:tab/>4</text:p>
        </text:index-body>
      </text:table-of-content>
      <text:section text:style-name="Sect2" text:name="Section2">
        <text:p text:style-name="P1"/>
      </text:section>
      <text:p text:style-name="P20">USE CASE: Local Update</text:p>
      <text:list xml:id="list364227809" text:style-name="WW8Num2">
        <text:list-item>
          <text:h text:style-name="P13" text:outline-level="1">Record New Data</text:h>
        </text:list-item>
      </text:list>
      <text:h text:style-name="Heading_20_2" text:outline-level="2">Brief Description</text:h>
      <text:p text:style-name="P3">The user has given the operating system notified the operating system that there is new data available to be read.</text:p>
      <text:p text:style-name="P3"/>
      <text:h text:style-name="Heading_20_2" text:outline-level="2">Requirements Trace</text:h>
      <text:p text:style-name="P3">2.5</text:p>
      <text:p text:style-name="P3"/>
      <text:h text:style-name="Heading_20_2" text:outline-level="2">Involved Actors</text:h>
      <text:p text:style-name="P3">Operating System</text:p>
      <text:p text:style-name="P3"/>
      <text:h text:style-name="Heading_20_2" text:outline-level="2">Preconditions</text:h>
      <text:p text:style-name="P3">The system has new data for the application to use and the library is listening for new data.</text:p>
      <text:p text:style-name="P3"/>
      <text:h text:style-name="Heading_20_2" text:outline-level="2">Post conditions</text:h>
      <text:p text:style-name="P3"/>
      <text:p text:style-name="P3"/>
      <text:h text:style-name="Heading_20_2" text:outline-level="2">Invariants</text:h>
      <text:p text:style-name="P3">The data given, if it is in a shared space with other applications.</text:p>
      <text:p text:style-name="Text_20_body"/>
      <text:list xml:id="list1105558379" text:continue-numbering="true" text:style-name="WW8Num2">
        <text:list-item>
          <text:h text:style-name="P14" text:outline-level="1">Flow of Events</text:h>
        </text:list-item>
      </text:list>
      <text:h text:style-name="P15" text:outline-level="2">Basic Flow </text:h>
      <text:p text:style-name="Text_20_body">This use case starts when update processes are done.</text:p>
      <text:list xml:id="list309686752" text:style-name="WW8Num4">
        <text:list-item>
          <text:p text:style-name="P8">The Red Cloud system sends a message to all applications listening for it that the object data has changed.</text:p>
        </text:list-item>
        <text:list-item>
          <text:p text:style-name="P8">The library retrieves the new data or is given the new data.</text:p>
        </text:list-item>
        <text:list-item>
          <text:p text:style-name="P8">The library then calls function the application set through the interface to give the new data.</text:p>
        </text:list-item>
      </text:list>
      <text:list xml:id="list462227071" text:continue-list="list1105558379" text:style-name="WW8Num2">
        <text:list-item>
          <text:h text:style-name="P13" text:outline-level="1">Extension Points</text:h>
        </text:list-item>
      </text:list>
      <text:p text:style-name="P3">None at the moment.</text:p>
      <text:p text:style-name="Text_20_body"/>
      <text:list xml:id="list873417183" text:continue-numbering="true" text:style-name="WW8Num2">
        <text:list-item>
          <text:h text:style-name="P13" text:outline-level="1">Scenarios</text:h>
        </text:list-item>
      </text:list>
      <text:h text:style-name="Heading_20_2" text:outline-level="2">Happy Day</text:h>
      <text:p text:style-name="Standard"/>
      <text:p text:style-name="P3">Assumptions: <text:s/>The system has sent new data and the library is listening for new data.</text:p>
      <text:p text:style-name="P3"/>
      <text:p text:style-name="P3">Steps:</text:p>
      <text:list xml:id="list2176716811" text:style-name="WW8Num3">
        <text:list-item>
          <text:p text:style-name="P9">The library receives a message from the red cloud system.</text:p>
        </text:list-item>
        <text:list-item>
          <text:p text:style-name="P9">The library passes the new data onto the applic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in" fo:margin-right="0in" fo:text-indent="0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text-properties fo:font-size="10pt" fo:font-style="italic" fo:font-weight="bold" style:font-size-asian="10pt" style:font-style-asian="italic" style:font-weight-asian="bold"/>
    </style:style>
    <style:style style:name="Heading_20_4" style:display-name="Heading 4" style:family="paragraph" style:parent-style-name="Heading_20_1" style:next-style-name="Text_20_body" style:default-outline-level="4" style:class="text">
      <style:text-properties fo:font-size="10pt" fo:font-weight="bold" style:font-size-asian="10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/>
    <style:style style:name="Title" style:family="paragraph" style:parent-style-name="Standard" style:next-style-name="Subtitle" style:class="chapter">
      <style:paragraph-properties style:line-height-at-least="0.0693in"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 style:font-size-complex="14pt" style:font-style-complex="italic"/>
    </style:style>
    <style:style style:name="Normal_20_Indent" style:display-name="Normal Indent" style:family="paragraph" style:parent-style-name="Standard"/>
    <style:style style:name="Contents_20_1" style:display-name="Contents 1" style:family="paragraph" style:paren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/>
    <style:style style:name="Paragraph4" style:family="paragraph" style:parent-style-name="Standard"/>
    <style:style style:name="Tabletext" style:family="paragraph" style:parent-style-name="Standard"/>
    <style:style style:name="Contents_20_4" style:display-name="Contents 4" style:family="paragraph" style:parent-style-name="Standard" style:class="index">
      <style:paragraph-properties fo:margin-left="0.4165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class="index">
      <style:paragraph-properties fo:margin-left="0.5555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class="index">
      <style:paragraph-properties fo:margin-left="0.6945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class="index">
      <style:paragraph-properties fo:margin-left="0.8335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class="index">
      <style:paragraph-properties fo:margin-left="0.972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class="index">
      <style:paragraph-properties fo:margin-left="1.111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Bullet1" style:family="paragraph" style:parent-style-name="Standard"/>
    <style:style style:name="Bullet2" style:family="paragraph" style:parent-style-name="Standard"/>
    <style:style style:name="Document_20_Map" style:display-name="Document Map" style:family="paragraph" style:parent-style-name="Standard"/>
    <style:style style:name="footnote_20_text" style:display-name="footnote text" style:family="paragraph" style:parent-style-name="Standard"/>
    <style:style style:name="Main_20_Title" style:display-name="Main Title" style:family="paragraph" style:parent-style-name="Standard"/>
    <style:style style:name="Paragraph1" style:family="paragraph" style:parent-style-name="Standard"/>
    <style:style style:name="Body_20_Text_20_2" style:display-name="Body Text 2" style:family="paragraph" style:parent-style-name="Standard"/>
    <style:style style:name="Body" style:family="paragraph" style:parent-style-name="Standard"/>
    <style:style style:name="Bullet" style:family="paragraph" style:parent-style-name="Standard"/>
    <style:style style:name="InfoBlue" style:family="paragraph" style:parent-style-name="Standard"/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071in solid #000000"/>
      <style:text-properties fo:font-size="12pt" style:font-size-asian="12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VIS</text:p>
        <text:p text:style-name="MP4"/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se Case: Browse for Book</dc:title>
    <dc:subject>Bookstore Example</dc:subject>
    <meta:initial-creator>longj</meta:initial-creator>
    <meta:creation-date>2011-01-12T22:30:00</meta:creation-date>
    <dc:date>2011-04-08T23:24:41</dc:date>
    <meta:print-date>2011-01-12T22:53:00</meta:print-date>
    <meta:editing-cycles>18</meta:editing-cycles>
    <meta:editing-duration>PT1H27M28S</meta:editing-duration>
    <meta:generator>LibreOffice/3.3$Unix LibreOffice_project/330m19$Build-202</meta:generator>
    <meta:document-statistic meta:table-count="1" meta:image-count="0" meta:object-count="0" meta:page-count="4" meta:paragraph-count="54" meta:word-count="246" meta:character-count="1430"/>
    <meta:user-defined meta:name="Info 1"/>
    <meta:user-defined meta:name="Info 2"/>
    <meta:user-defined meta:name="Info 3"/>
    <meta:user-defined meta:name="Info 4"/>
  </office:meta>
</office:document-meta>
</file>